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zxx" fo:country="none" officeooo:rsid="001e0a9b" officeooo:paragraph-rsid="00152cde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5658027839893108842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scalene"), равнобедренным ("Triangle is isosceles") или равносторонним ("Triangle is equilateral").</text:p>
        </text:list-item>
      </text:list>
      <text:p text:style-name="P2"/>
      <text:p text:style-name="P2">Пользовательские требования:</text:p>
      <text:list xml:id="list7301686506737925190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три поля ввода длин сторон треугольника, их описание и кнопка для анализа треугольника "Analyze".</text:span></text:p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</text:list>
      <text:p text:style-name="P2"/>
      <text:p text:style-name="P2">Функциональные требования:</text:p>
      <text:list xml:id="list1297751841746586183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"Invalid data typed. <text:span text:style-name="T7">Triangle sides should be positive integral number not larger than 2^64 – 1.</text:span>"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Values specified don't represent triangle. <text:span text:style-name="T7">They should satisfy the rule: sum of two side's lengths should exceed third side's length.</text:span>" <text:span text:style-name="T4">в отдельном окне.</text:span></text:p>
        </text:list-item>
        <text:list-item>
          <text:p text:style-name="P11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"Triangle sides are too large. <text:span text:style-name="T8">Sum of any two sides shouldn't exceed 2^64 – 1.</text:span>" <text:span text:style-name="T4">в отдельном окне.</text:span></text:p>
        </text:list-item>
        <text:list-item>
          <text:p text:style-name="P10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6578733319468393805" text:style-name="L4">
        <text:list-item>
          <text:p text:style-name="P12">В программе должны отсутствовать утечки памяти <text:span text:style-name="T5">за счёт сведения использования выделения памяти в куче с помощью операторов malloc, calloc, new к минимуму.</text:span></text:p>
        </text:list-item>
        <text:list-item>
          <text:p text:style-name="P13">Возможность аварийного завершения программы из-за программных ошибок должна отсутствоват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19T16:53:24.942552500</dc:date>
    <meta:editing-duration>PT1H6M11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290" meta:character-count="2179" meta:non-whitespace-character-count="1913"/>
  </office:meta>
</office:document-meta>
</file>